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COMPONENT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d componentes</text:p>
          </table:table-cell>
          <table:table-cell office:value-type="string" calcext:value-type="string">
            <text:p>Cantidad en cada kit</text:p>
          </table:table-cell>
          <table:table-cell office:value-type="string" calcext:value-type="string">
            <text:p>Cantidad necesaria</text:p>
          </table:table-cell>
          <table:table-cell office:value-type="string" calcext:value-type="string">
            <text:p>Cantidad comprada</text:p>
          </table:table-cell>
          <table:table-cell office:value-type="string" calcext:value-type="string">
            <text:p>Link compra</text:p>
          </table:table-cell>
          <table:table-cell office:value-type="string" calcext:value-type="string">
            <text:p>Precio unidad (sin Iva ni envio)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Precio por kit suponiendo IVA 24% y envio conjunto 15€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rnell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Total Yombo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6"/>
          <table:table-cell table:formula="of:=9*1.24" office:value-type="float" office:value="11.16" calcext:value-type="float">
            <text:p>11,16</text:p>
          </table:table-cell>
          <table:table-cell office:value-type="string" calcext:value-type="string">
            <text:p>Envio</text:p>
          </table:table-cell>
        </table:table-row>
        <table:table-row table:style-name="ro2">
          <table:table-cell office:value-type="string" calcext:value-type="string">
            <text:p>ATMEGA1284P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formula="of:=[.C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webapp/wcs/stores/servlet/ProductDisplay?catalogId=15001&amp;urlLangId=-5&amp;langId=-5&amp;productId=65349787&amp;storeId=10176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formula="of:=[.G5]*1.24*[.C5]+ ([.J4]/12/20)" office:value-type="float" office:value="5.7009" calcext:value-type="float">
            <text:p>5,7009</text:p>
          </table:table-cell>
          <table:table-cell table:formula="of:=[.G5]*[.E5]*1.24" office:value-type="float" office:value="113.088" calcext:value-type="float">
            <text:p>113,088</text:p>
          </table:table-cell>
          <table:table-cell/>
        </table:table-row>
        <table:table-row table:style-name="ro1">
          <table:table-cell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C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ttp://es.farnell.com/xilinx/xc9572xl-10pcg44c/cmos-isp-cpld-9572-plcc44-3-3v/dp/1193232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formula="of:=[.G6]*1.24*[.C6]+ ([.J4]/12/20)" office:value-type="float" office:value="3.9401" calcext:value-type="float">
            <text:p>3,9401</text:p>
          </table:table-cell>
          <table:table-cell table:formula="of:=[.G6]*[.E6]*1.24" office:value-type="float" office:value="77.872" calcext:value-type="float">
            <text:p>77,872</text:p>
          </table:table-cell>
          <table:table-cell/>
        </table:table-row>
        <table:table-row table:style-name="ro1">
          <table:table-cell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C7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ttp://es.farnell.com/multicomp/2227-40-06-05/z-calo-40-v-as-tabla-pc-dil/dp/4285669</text:p>
          </table:table-cell>
          <table:table-cell office:value-type="float" office:value="0.518" calcext:value-type="float">
            <text:p>0,518</text:p>
          </table:table-cell>
          <table:table-cell office:value-type="string" calcext:value-type="string">
            <text:p>(€)+IVA+envio</text:p>
          </table:table-cell>
          <table:table-cell table:formula="of:=[.G7]*1.24*[.C7]+ ([.J4]/12/20)" office:value-type="float" office:value="0.68882" calcext:value-type="float">
            <text:p>0,68882</text:p>
          </table:table-cell>
          <table:table-cell table:formula="of:=[.G7]*[.E7]*1.24" office:value-type="float" office:value="12.8464" calcext:value-type="float">
            <text:p>12,8464</text:p>
          </table:table-cell>
          <table:table-cell/>
        </table:table-row>
        <table:table-row table:style-name="ro1">
          <table:table-cell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C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multicomp/mc-44plcc/toma-plcc-44-pin-thru-hole/dp/2097214</text:p>
          </table:table-cell>
          <table:table-cell office:value-type="float" office:value="0.454" calcext:value-type="float">
            <text:p>0,454</text:p>
          </table:table-cell>
          <table:table-cell office:value-type="string" calcext:value-type="string">
            <text:p>(€)+IVA+envio</text:p>
          </table:table-cell>
          <table:table-cell table:formula="of:=[.G8]*1.24*[.C8]+ ([.J4]/12/20)" office:value-type="float" office:value="0.60946" calcext:value-type="float">
            <text:p>0,60946</text:p>
          </table:table-cell>
          <table:table-cell table:formula="of:=[.G8]*[.E8]*1.24" office:value-type="float" office:value="11.2592" calcext:value-type="float">
            <text:p>11,2592</text:p>
          </table:table-cell>
          <table:table-cell/>
        </table:table-row>
        <table:table-row table:style-name="ro1">
          <table:table-cell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C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stmicroelectronics/ld1117v33/reg-tensi-n-ldo-3-3v-1117-to-220/dp/9755837</text:p>
          </table:table-cell>
          <table:table-cell office:value-type="float" office:value="0.443" calcext:value-type="float">
            <text:p>0,443</text:p>
          </table:table-cell>
          <table:table-cell office:value-type="string" calcext:value-type="string">
            <text:p>(€)+IVA+envio</text:p>
          </table:table-cell>
          <table:table-cell table:formula="of:=[.G9]*1.24*[.C9]+ ([.J4]/12/20)" office:value-type="float" office:value="0.59582" calcext:value-type="float">
            <text:p>0,59582</text:p>
          </table:table-cell>
          <table:table-cell table:formula="of:=[.G9]*[.E9]*1.24" office:value-type="float" office:value="10.9864" calcext:value-type="float">
            <text:p>10,9864</text:p>
          </table:table-cell>
          <table:table-cell/>
        </table:table-row>
        <table:table-row table:style-name="ro1">
          <table:table-cell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C10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panasonic-electronic-components/eeu-fc1e101s/cond-elec-alum-100uf-25v-rad/dp/1848439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(€)+IVA+envio</text:p>
          </table:table-cell>
          <table:table-cell table:formula="of:=[.G10]*1.24*[.C10]+ ([.J4]/12/20)" office:value-type="float" office:value="0.30442" calcext:value-type="float">
            <text:p>0,30442</text:p>
          </table:table-cell>
          <table:table-cell table:formula="of:=[.G10]*[.E10]*1.24" office:value-type="float" office:value="5.1584" calcext:value-type="float">
            <text:p>5,1584</text:p>
          </table:table-cell>
          <table:table-cell/>
        </table:table-row>
        <table:table-row table:style-name="ro1">
          <table:table-cell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C1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es.farnell.com/multicomp/mc0805y104m500a2-54mm/cond-cer-mult-y5v-100nf-50v-rad/dp/2112751</text:p>
          </table:table-cell>
          <table:table-cell office:value-type="float" office:value="0.0258" calcext:value-type="float">
            <text:p>0,0258</text:p>
          </table:table-cell>
          <table:table-cell office:value-type="string" calcext:value-type="string">
            <text:p>(€)+IVA+envio</text:p>
          </table:table-cell>
          <table:table-cell table:formula="of:=[.G11]*1.24*[.C11]+ ([.J4]/12/20)" office:value-type="float" office:value="0.174468" calcext:value-type="float">
            <text:p>0,174468</text:p>
          </table:table-cell>
          <table:table-cell table:formula="of:=[.G11]*[.E11]*1.24" office:value-type="float" office:value="3.1992" calcext:value-type="float">
            <text:p>3,1992</text:p>
          </table:table-cell>
          <table:table-cell/>
        </table:table-row>
        <table:table-row table:style-name="ro1">
          <table:table-cell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C12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multicomp/mcrr50220cogj0200/cond-cer-c0g-np0-22pf-200v-rad/dp/1216411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(€)+IVA+envio</text:p>
          </table:table-cell>
          <table:table-cell table:formula="of:=[.G12]*1.24*[.C12]+ ([.J4]/12/20)" office:value-type="float" office:value="0.31186" calcext:value-type="float">
            <text:p>0,31186</text:p>
          </table:table-cell>
          <table:table-cell table:formula="of:=[.G12]*[.E12]*1.24" office:value-type="float" office:value="5.3072" calcext:value-type="float">
            <text:p>5,3072</text:p>
          </table:table-cell>
          <table:table-cell/>
        </table:table-row>
        <table:table-row table:style-name="ro1">
          <table:table-cell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C1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raltron/as-16-000-18/cristal-16m-18pf-cl-hc49-4h/dp/1611761</text:p>
          </table:table-cell>
          <table:table-cell office:value-type="float" office:value="0.289" calcext:value-type="float">
            <text:p>0,289</text:p>
          </table:table-cell>
          <table:table-cell office:value-type="string" calcext:value-type="string">
            <text:p>(€)+IVA+envio</text:p>
          </table:table-cell>
          <table:table-cell table:formula="of:=[.G13]*1.24*[.C13]+ ([.J4]/12/20)" office:value-type="float" office:value="0.40486" calcext:value-type="float">
            <text:p>0,40486</text:p>
          </table:table-cell>
          <table:table-cell table:formula="of:=[.G13]*[.E13]*1.24" office:value-type="float" office:value="7.1672" calcext:value-type="float">
            <text:p>7,1672</text:p>
          </table:table-cell>
          <table:table-cell/>
        </table:table-row>
        <table:table-row table:style-name="ro1">
          <table:table-cell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C14]*20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es.farnell.com/te-connectivity/cfr16j10k/resistencia-carb-n-10k-0-25w-5/dp/2329474</text:p>
          </table:table-cell>
          <table:table-cell office:value-type="float" office:value="0.0208" calcext:value-type="float">
            <text:p>0,0208</text:p>
          </table:table-cell>
          <table:table-cell office:value-type="string" calcext:value-type="string">
            <text:p>(€)+IVA+envio</text:p>
          </table:table-cell>
          <table:table-cell table:formula="of:=[.G14]*1.24*[.C14]+ ([.J4]/12/20)" office:value-type="float" office:value="0.123876" calcext:value-type="float">
            <text:p>0,123876</text:p>
          </table:table-cell>
          <table:table-cell table:formula="of:=[.G14]*[.E14]*1.24" office:value-type="float" office:value="1.54752" calcext:value-type="float">
            <text:p>1,54752</text:p>
          </table:table-cell>
          <table:table-cell/>
        </table:table-row>
        <table:table-row table:style-name="ro1">
          <table:table-cell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C1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1k/resistencia-pel-carb-n-1k-0-25w/dp/9339051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formula="of:=[.G15]*1.24*[.C15]+ ([.J4]/12/20)" office:value-type="float" office:value="0.094364" calcext:value-type="float">
            <text:p>0,094364</text:p>
          </table:table-cell>
          <table:table-cell table:formula="of:=[.G15]*[.E15]*1.24" office:value-type="float" office:value="1.1966" calcext:value-type="float">
            <text:p>1,1966</text:p>
          </table:table-cell>
          <table:table-cell/>
        </table:table-row>
        <table:table-row table:style-name="ro1">
          <table:table-cell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C1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2k2/resistencia-pel-carb-n-2k2-0-25w/dp/9339302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formula="of:=[.G16]*1.24*[.C16]+ ([.J4]/12/20)" office:value-type="float" office:value="0.094364" calcext:value-type="float">
            <text:p>0,094364</text:p>
          </table:table-cell>
          <table:table-cell table:formula="of:=[.G16]*[.E16]*1.24" office:value-type="float" office:value="1.1966" calcext:value-type="float">
            <text:p>1,1966</text:p>
          </table:table-cell>
          <table:table-cell/>
        </table:table-row>
        <table:table-row table:style-name="ro1">
          <table:table-cell table:number-columns-repeated="10"/>
          <table:table-cell table:formula="of:=SUM([.J4:.J16])" office:value-type="float" office:value="261.98472" calcext:value-type="float">
            <text:p>261,9847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eBay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Precio suponiendo 1€=1,05$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Yombo</text:p>
          </table:table-cell>
          <table:table-cell/>
        </table:table-row>
        <table:table-row table:style-name="ro1"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C2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10pcs-ESP8266-Esp-07-ESP07-Remote-Serial-Port-WIFI-Transceiver-Module-AP-STA-N-/181641799478?pt=LH_DefaultDomain_0&amp;hash=item2a4ab1e736</text:p>
          </table:table-cell>
          <table:table-cell office:value-type="float" office:value="3.788" calcext:value-type="float">
            <text:p>3,788</text:p>
          </table:table-cell>
          <table:table-cell office:value-type="string" calcext:value-type="string">
            <text:p>&lt;-- ($ dolares)</text:p>
          </table:table-cell>
          <table:table-cell table:formula="of:=[.G24]/1.05" office:value-type="float" office:value="3.60761904761905" calcext:value-type="float">
            <text:p>3,6076190476</text:p>
          </table:table-cell>
          <table:table-cell table:formula="of:=[.I24]*[.E24]" office:value-type="float" office:value="72.152380952381" calcext:value-type="float">
            <text:p>72,1523809524</text:p>
          </table:table-cell>
          <table:table-cell/>
        </table:table-row>
        <table:table-row table:style-name="ro1">
          <table:table-cell office:value-type="string" calcext:value-type="string">
            <text:p>Hembra PINHD-1X8 ANALOG</text:p>
          </table:table-cell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table:formula="of:=[.C2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8-Pin-Female-tall-stackable-Header-Connector-socket-Arduino-Shield-/381069799535?pt=LH_DefaultDomain_0&amp;hash=item58b987b06f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&lt;-- ($ dolares)</text:p>
          </table:table-cell>
          <table:table-cell table:formula="of:=[.G25]/1.05" office:value-type="float" office:value="0.218095238095238" calcext:value-type="float">
            <text:p>0,2180952381</text:p>
          </table:table-cell>
          <table:table-cell table:formula="of:=[.I25]*[.E25]" office:value-type="float" office:value="4.36190476190476" calcext:value-type="float">
            <text:p>4,3619047619</text:p>
          </table:table-cell>
          <table:table-cell/>
        </table:table-row>
        <table:table-row table:style-name="ro1">
          <table:table-cell office:value-type="string" calcext:value-type="string">
            <text:p>Hembra PINHD-1X4 ANALOG</text:p>
          </table:table-cell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table:formula="of:=[.C2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4-Pin-Female-tall-stackable-Header-Connector-socket-for-Arduino-Shield-/381104750734?pt=LH_DefaultDomain_0&amp;hash=item58bb9d008e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&lt;-- ($ dolares)</text:p>
          </table:table-cell>
          <table:table-cell table:formula="of:=[.G26]/1.05" office:value-type="float" office:value="0.0895238095238095" calcext:value-type="float">
            <text:p>0,0895238095</text:p>
          </table:table-cell>
          <table:table-cell table:formula="of:=[.I26]*[.E26]" office:value-type="float" office:value="1.79047619047619" calcext:value-type="float">
            <text:p>1,7904761905</text:p>
          </table:table-cell>
          <table:table-cell/>
        </table:table-row>
        <table:table-row table:style-name="ro1">
          <table:table-cell table:number-columns-repeated="10"/>
          <table:table-cell table:formula="of:=SUM([.J24:.J26])" office:value-type="float" office:value="78.3047619047619" calcext:value-type="float">
            <text:p>78,3047619048</text:p>
          </table:table-cell>
        </table:table-row>
        <table:table-row table:style-name="ro1">
          <table:table-cell table:style-name="ce1" office:value-type="string" calcext:value-type="string">
            <text:p>Pedido Wilco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ector Edge SIN RECORTAR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Grat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ho PINHD-1X6 CPLD_PROG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C34]*20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o PINHD-1X4 PROG/COMM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C35]*20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o PINHD-1X2 SINCLAIR_PWR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formula="of:=[.C36]*20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[.C37]*20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tón res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38]*20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encia 300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formula="of:=[.C39]*20"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otal componentes 1 Kit</text:p>
          </table:table-cell>
          <table:table-cell/>
          <table:table-cell table:formula="of:=SUM([.I5:.I29])" office:value-type="float" office:value="17.9585500952381" calcext:value-type="float">
            <text:p>17,95855009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otal componentes 20 Kits</text:p>
          </table:table-cell>
          <table:table-cell/>
          <table:table-cell table:formula="of:=[.I42]*20" office:value-type="float" office:value="359.171001904762" calcext:value-type="float">
            <text:p>359,17100190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otal componentes a pagar por Yombo</text:p>
          </table:table-cell>
          <table:table-cell table:number-columns-repeated="2"/>
          <table:table-cell table:formula="of:=SUM([.J4:.J39])" office:value-type="float" office:value="360.289481904762" calcext:value-type="float">
            <text:p>360,289481904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PLA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placas $</text:p>
          </table:table-cell>
          <table:table-cell office:value-type="string" calcext:value-type="string">
            <text:p>Precio envio $</text:p>
          </table:table-cell>
          <table:table-cell office:value-type="string" calcext:value-type="string">
            <text:p>Precio placas €</text:p>
          </table:table-cell>
          <table:table-cell office:value-type="string" calcext:value-type="string">
            <text:p>Precio envio €</text:p>
          </table:table-cell>
          <table:table-cell office:value-type="string" calcext:value-type="string">
            <text:p>Precio total €</text:p>
          </table:table-cell>
          <table:table-cell office:value-type="string" calcext:value-type="string">
            <text:p>Precio final 1 placa</text:p>
          </table:table-cell>
          <table:table-cell/>
          <table:table-cell table:style-name="ce1" office:value-type="string" calcext:value-type="string">
            <text:p>Precio final kit componentes + placa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eedstudio (Precios en euros suponiendo 1€=1.05US$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edstudio 10x10 2 panel, verde 10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formula="of:=[.C52]/1.05" office:value-type="float" office:value="30.3809523809524" calcext:value-type="float">
            <text:p>30,380952381</text:p>
          </table:table-cell>
          <table:table-cell table:formula="of:=[.D52]/1.05" office:value-type="float" office:value="8.07619047619048" calcext:value-type="float">
            <text:p>8,0761904762</text:p>
          </table:table-cell>
          <table:table-cell table:formula="of:=[.E52]+[.F52]" office:value-type="float" office:value="38.4571428571429" calcext:value-type="float">
            <text:p>38,4571428571</text:p>
          </table:table-cell>
          <table:table-cell table:formula="of:=[.G52]/20" office:value-type="float" office:value="1.92285714285714" calcext:value-type="float">
            <text:p>1,92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studio 10x10 2 panel, roja 10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,9</text:p>
          </table:table-cell>
          <table:table-cell office:value-type="float" office:value="8.48" calcext:value-type="float">
            <text:p>8,48</text:p>
          </table:table-cell>
          <table:table-cell table:formula="of:=[.C53]/1.05" office:value-type="float" office:value="39.9047619047619" calcext:value-type="float">
            <text:p>39,9047619048</text:p>
          </table:table-cell>
          <table:table-cell table:formula="of:=[.D53]/1.05" office:value-type="float" office:value="8.07619047619048" calcext:value-type="float">
            <text:p>8,0761904762</text:p>
          </table:table-cell>
          <table:table-cell table:formula="of:=[.E53]+[.F53]" office:value-type="float" office:value="47.9809523809524" calcext:value-type="float">
            <text:p>47,980952381</text:p>
          </table:table-cell>
          <table:table-cell table:formula="of:=[.G53]/20" office:value-type="float" office:value="2.39904761904762" calcext:value-type="float">
            <text:p>2,39904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x10 verd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6.69" calcext:value-type="float">
            <text:p>36,69</text:p>
          </table:table-cell>
          <table:table-cell office:value-type="float" office:value="8.48" calcext:value-type="float">
            <text:p>8,48</text:p>
          </table:table-cell>
          <table:table-cell table:formula="of:=[.C54]/1.05" office:value-type="float" office:value="34.9428571428571" calcext:value-type="float">
            <text:p>34,9428571429</text:p>
          </table:table-cell>
          <table:table-cell table:formula="of:=[.D54]/1.05" office:value-type="float" office:value="8.07619047619048" calcext:value-type="float">
            <text:p>8,0761904762</text:p>
          </table:table-cell>
          <table:table-cell table:formula="of:=[.E54]+[.F54]" office:value-type="float" office:value="43.0190476190476" calcext:value-type="float">
            <text:p>43,019047619</text:p>
          </table:table-cell>
          <table:table-cell table:style-name="ce1" table:formula="of:=[.G54]/20" office:value-type="float" office:value="2.15095238095238" calcext:value-type="float">
            <text:p>2,150952381</text:p>
          </table:table-cell>
          <table:table-cell/>
          <table:table-cell table:style-name="ce3" table:formula="of:=[.I42]+[.H54]" office:value-type="float" office:value="20.1095024761905" calcext:value-type="float">
            <text:p>20,1095024762</text:p>
          </table:table-cell>
          <table:table-cell/>
        </table:table-row>
        <table:table-row table:style-name="ro1">
          <table:table-cell office:value-type="string" calcext:value-type="string">
            <text:p>5x10 roja</text:p>
          </table:table-cell>
          <table:table-cell office:value-type="float" office:value="20" calcext:value-type="float">
            <text:p>20</text:p>
          </table:table-cell>
          <table:table-cell office:value-type="float" office:value="46.69" calcext:value-type="float">
            <text:p>46,69</text:p>
          </table:table-cell>
          <table:table-cell office:value-type="float" office:value="8.48" calcext:value-type="float">
            <text:p>8,48</text:p>
          </table:table-cell>
          <table:table-cell table:formula="of:=[.C55]/1.05" office:value-type="float" office:value="44.4666666666667" calcext:value-type="float">
            <text:p>44,4666666667</text:p>
          </table:table-cell>
          <table:table-cell table:formula="of:=[.D55]/1.05" office:value-type="float" office:value="8.07619047619048" calcext:value-type="float">
            <text:p>8,0761904762</text:p>
          </table:table-cell>
          <table:table-cell table:formula="of:=[.E55]+[.F55]" office:value-type="float" office:value="52.5428571428571" calcext:value-type="float">
            <text:p>52,5428571429</text:p>
          </table:table-cell>
          <table:table-cell table:formula="of:=[.G55]/20" office:value-type="float" office:value="2.62714285714286" calcext:value-type="float">
            <text:p>2,627142857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Seedstudio 10x10 Sin panelizar, verde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  <table:table-cell office:value-type="float" office:value="8.48" calcext:value-type="float">
            <text:p>8,48</text:p>
          </table:table-cell>
          <table:table-cell table:number-columns-repeated="5"/>
          <table:table-cell table:formula="of:=[.J54]*20" office:value-type="float" office:value="402.190049523809" calcext:value-type="float">
            <text:p>402,1900495238</text:p>
          </table:table-cell>
          <table:table-cell/>
        </table:table-row>
        <table:table-row table:style-name="ro1">
          <table:table-cell office:value-type="string" calcext:value-type="string">
            <text:p>Seedstudio 10x10 Sin panelizar, roja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 style:data-style-name="N2" text:time-value="03:52:02.0385857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30:14.799288281</meta:creation-date>
    <dc:date>2015-03-24T03:55:13.602221487</dc:date>
    <meta:editing-duration>PT6H49M58S</meta:editing-duration>
    <meta:editing-cycles>42</meta:editing-cycles>
    <meta:generator>LibreOffice/4.2.7.2$Linux_X86_64 LibreOffice_project/420m0$Build-2</meta:generator>
    <meta:document-statistic meta:table-count="1" meta:cell-count="263" meta:object-count="0"/>
  </office:meta>
</office:document-meta>
</file>